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3"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normal" style:text-blinking="false" fo:background-color="transparent"/>
    </style:style>
    <style:style style:name="P5"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6"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P7" style:family="paragraph" style:parent-style-name="Text_20_body">
      <style:paragraph-properties fo:margin-top="0in" fo:margin-bottom="0in" fo:line-height="114%" fo:text-align="center" style:justify-single-word="false" style:writing-mode="lr-tb"/>
    </style:style>
    <style:style style:name="P8"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T1" style:family="text">
      <style:text-properties fo:font-variant="normal" fo:text-transform="none" fo:color="#000000" style:text-line-through-style="none" style:font-name="Arial1" fo:font-size="14.25pt" fo:font-style="normal" style:text-underline-style="none" fo:font-weight="bold"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4da4257f-434f-fe64-7652-4e5299ab771e"/>General Design</text:p>
      <text:p text:style-name="P4">Skill System:</text:p>
      <text:p text:style-name="P5">Get a skill point when you complete each level, and for completing side objectives in the levels. Use these skill points to unlock new skills. The skill bar consists of 4 skills. Skills can cost between 1 and 3 points to unlock</text:p>
      <text:p text:style-name="P1"><text:line-break/></text:p>
      <text:p text:style-name="P4">Armor System:</text:p>
      <text:p text:style-name="P5">Collect money, or different materials from the world and enemies and use them to buy armor upgrades from vendors in town. This system functions like a trait system would, with the armor providing bastion esque bonuses like 10% crit chance, reduce all cooldowns by 5. There are 5 armor slots: helm, chest, boots, melee weapon and ranged weapon. The melee and ranged weapon slots provide offensive bonuses, the helm and chest slots provide defensive bonuses, and the boots slot provides movement bonuses.  It also might be cool to have a few of the tiers locked, that are legendary quality, that need to be unlocked somehow. The idea of the system is that none of the pieces of armor are strictly better than any other. You can mix and match armors based on what kindof build you want to go for. It’s sort of like the rune system in diablo3, where all of the runes for a skill are supposed to be equally good but have their own unique bonuses.</text:p>
      <text:p text:style-name="P1"><text:line-break/></text:p>
      <text:p text:style-name="P4">Potions:</text:p>
      <text:p text:style-name="P5">Potions can be found in levels or purchased from vendors in town. You can have up to 5 potions at once. Any potions picked up beyond the initial 5 will instantly be used. Potions heal 65% of your life.</text:p>
      <text:p text:style-name="P1"><text:line-break/><text:line-break/><text:line-break/><text:line-break/><text:line-break/><text:line-break/><text:line-break/><text:line-break/><text:line-break/></text:p>
      <text:p text:style-name="P3"/>
      <text:p text:style-name="P3"/>
      <text:p text:style-name="P3"/>
      <text:p text:style-name="P3"/>
      <text:p text:style-name="P3"/>
      <text:p text:style-name="P3"/>
      <text:p text:style-name="P3"/>
      <text:p text:style-name="P3"/>
      <text:p text:style-name="P3"/>
      <text:p text:style-name="P3"><text:soft-page-break/></text:p>
      <text:p text:style-name="P7"><text:span text:style-name="T1">Skills</text:span></text:p>
      <text:p text:style-name="P5">Skills are broken up into four conceptual groups, Primary, Secondary, Power and Tech. </text:p>
      <text:p text:style-name="Text_20_body"/>
      <text:p text:style-name="P2">Primary</text:p>
      <text:p text:style-name="P5">Laser Shot - Fast and accurate laser shot with medium damage. </text:p>
      <text:p text:style-name="P5"><text:s text:c="20"/>Damage: 10-12 <text:s text:c="2"/>Cooldown: .8s</text:p>
      <text:p text:style-name="Text_20_body"/>
      <text:p text:style-name="P5">Buckshot - Shoots a blast of buckshot that does high damage but has low range. </text:p>
      <text:p text:style-name="P5"><text:s text:c="19"/>Damage: 3-6 X 5 <text:s text:c="2"/>Cooldown: .8s</text:p>
      <text:p text:style-name="Text_20_body"/>
      <text:p text:style-name="P5">Ricochet Blade -Shoots a deadly blade that bounces off walls and pierces enemies.</text:p>
      <text:p text:style-name="P5"><text:s text:c="27"/>Damage: 7-9 <text:s text:c="4"/>Cooldown: .8s</text:p>
      <text:p text:style-name="Text_20_body"/>
      <text:p text:style-name="P5">Rocket Launcher - Shoots a rocket that explodes and does AOE damage.</text:p>
      <text:p text:style-name="P5"><text:s text:c="31"/>Damage: 14-16 <text:s text:c="3"/>Cooldown: .8s </text:p>
      <text:p text:style-name="Text_20_body"/>
      <text:p text:style-name="P2">Secondary</text:p>
      <text:p text:style-name="P5">Bash Attack - An Aoe strike with short range that bashes enemies backwards and slows.</text:p>
      <text:p text:style-name="P5"><text:s text:c="22"/>Damage: 13-15 <text:s text:c="5"/>Cooldown: 3s <text:s text:c="11"/></text:p>
      <text:p text:style-name="Text_20_body"/>
      <text:p text:style-name="P5">Dash Attack - Dashes forward passing through enemies mini-stunning and doing damage.</text:p>
      <text:p text:style-name="P5"><text:s text:c="23"/>Damage: 12-14 <text:s text:c="4"/>Cooldown: 3s</text:p>
      <text:p text:style-name="Text_20_body"/>
      <text:p text:style-name="P5">Leeching Blade- A boomerang attack that leeches life from all enemies struck, catch the <text:s/><text:tab/><text:tab/> <text:s text:c="5"/>boomerang on the way back to reset the cooldown.</text:p>
      <text:p text:style-name="P5"><text:s text:c="28"/>Damage: 14-16 <text:s text:c="7"/>Cooldown: 4.5s</text:p>
      <text:p text:style-name="Text_20_body"/>
      <text:p text:style-name="P5">Snipe - Shoots a long range powerful beam of energy that always causes a critical hit.</text:p>
      <text:p text:style-name="P5"><text:s text:c="13"/>Damage: 19-22 x2 <text:s text:c="9"/>Cooldown: 5s</text:p>
      <text:p text:style-name="Text_20_body"/>
      <text:p text:style-name="P2">Power</text:p>
      <text:p text:style-name="P5">Stomp Atack- short range low damage AOE attack that causes the affected enemies to be <text:tab/> <text:s text:c="11"/>stunned for 3 seconds.</text:p>
      <text:p text:style-name="Text_20_body"/>
      <text:p text:style-name="P5">Shock Rifle - Shock rifle blast from ut (done)</text:p>
      <text:p text:style-name="Text_20_body"/>
      <text:p text:style-name="P5">Stim Pack - </text:p>
      <text:p text:style-name="Text_20_body"/>
      <text:p text:style-name="P5">Soul Leech- </text:p>
      <text:p text:style-name="P5"/>
      <text:p text:style-name="P5"/>
      <text:p text:style-name="P2"><text:soft-page-break/>Tech</text:p>
      <text:p text:style-name="P5">Attack Droid - Spawns a droid that flies around with you shooting at enemies (perm)</text:p>
      <text:p text:style-name="Text_20_body"/>
      <text:p text:style-name="P5">Gravity Shield- Creates a defensive shield around the player mitigating melee damage and deflecting ranged attacks. (perm)</text:p>
      <text:p text:style-name="Text_20_body"/>
      <text:p text:style-name="P5">Damage Ward - Places a damage ward on the ground damaging and slowing all enemies in its area of effect. </text:p>
      <text:p text:style-name="Text_20_body"/>
      <text:p text:style-name="P5">Cluster Bomb- Throws a cluster of bombs that stun enemies in a medium radius.</text:p>
      <text:p text:style-name="P5"><text:s text:c="25"/>Damage: 10-12 x3 <text:s text:c="13"/>Cooldown: 5s</text:p>
      <text:p text:style-name="Text_20_body"/>
      <text:p text:style-name="P3">ARMOR</text:p>
      <text:p text:style-name="P2">Weapon Attachment </text:p>
      <text:p text:style-name="P5">Tier 1-  20% increased damage.</text:p>
      <text:p text:style-name="P5">Tier 2- 15% attack speed</text:p>
      <text:p text:style-name="P5">Tier 3- 10% critical hit chance.</text:p>
      <text:p text:style-name="P5">Tier 4-  10% Life Leech</text:p>
      <text:p text:style-name="Text_20_body"/>
      <text:p text:style-name="P2">Weapon Modifier</text:p>
      <text:p text:style-name="P5">Tier 1- 10% Chance to Slow</text:p>
      <text:p text:style-name="P5">Tier 2- 3%  Chance to Stun</text:p>
      <text:p text:style-name="P5">Tier 3- 10% Chance to Bleed for 25% Damage</text:p>
      <text:p text:style-name="P5">Tier 4-  100% crit damage</text:p>
      <text:p text:style-name="Text_20_body"/>
      <text:p text:style-name="P2">Body Armor</text:p>
      <text:p text:style-name="P5">Tier 1- 20% less damage.</text:p>
      <text:p text:style-name="P5">Tier 2-  All healing is 100% as effective.</text:p>
      <text:p text:style-name="P5">Tier 3 - 75% cc reduction</text:p>
      <text:p text:style-name="P5">Tier 4 - Damage taken has a %3 chance to make you immune for 5 seconds.</text:p>
      <text:p text:style-name="Text_20_body"/>
      <text:p text:style-name="P2">Eyepiece</text:p>
      <text:p text:style-name="P5">Tier 1- See enemy health </text:p>
      <text:p text:style-name="P5">Tier 2- See secondary objectives on radar</text:p>
      <text:p text:style-name="P5">Tier 3- See secret areas on radar</text:p>
      <text:p text:style-name="P5">Tier 4-  see where enemies can spawn || zoom out thing,</text:p>
      <text:p text:style-name="Text_20_body"/>
      <text:p text:style-name="P2">Boots</text:p>
      <text:p text:style-name="P5">Tier 1- Movement speed.</text:p>
      <text:p text:style-name="P5">Tier 2- Double jump.</text:p>
      <text:p text:style-name="P5">Tier 3 - Magnet Boots</text:p>
      <text:p text:style-name="P5">Tier 4 - Jetpack boots.</text:p>
      <text:p text:style-name="P1"><text:line-break/><text:soft-page-break/><text:line-break/><text:line-break/><text:line-break/></text:p>
      <text:p text:style-name="P1"/>
      <text:p text:style-name="P1"><text:line-break/></text:p>
      <text:p text:style-name="P6">Skill Ideas:</text:p>
      <text:p text:style-name="Text_20_body"/>
      <text:p text:style-name="P5">Whirling Blades - Blades that spin around you doing damage and stunning enemies</text:p>
      <text:p text:style-name="Text_20_body"/>
      <text:p text:style-name="P5">Stickey Grenade- shoot a grenade that sticks to its targets</text:p>
      <text:p text:style-name="Text_20_body"/>
      <text:p text:style-name="P5">Some sort of homing missile</text:p>
      <text:p text:style-name="Text_20_body"/>
      <text:p text:style-name="P5">-attacks that life leech</text:p>
      <text:p text:style-name="P5">-attachs that have increased crit damage</text:p>
      <text:p text:style-name="P5"/>
      <text:p text:style-name="P5">Stomp Atack- short range low damage AOE attack that causes the affected enemies to be stunned for 3 seconds.</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47M17S</meta:editing-duration>
    <meta:editing-cycles>10</meta:editing-cycles>
    <meta:generator>OpenOffice.org/3.4.1$Win32 OpenOffice.org_project/341m1$Build-9593</meta:generator>
    <dc:date>2013-12-27T13:09:42.96</dc:date>
    <meta:document-statistic meta:table-count="0" meta:image-count="0" meta:object-count="0" meta:page-count="4" meta:paragraph-count="77" meta:word-count="729" meta:character-count="4376"/>
    <meta:user-defined meta:name="Info 1"/>
    <meta:user-defined meta:name="Info 2"/>
    <meta:user-defined meta:name="Info 3"/>
    <meta:user-defined meta:name="Info 4"/>
  </office:meta>
</office:document-meta>
</file>